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5.8583in">
            <draw:object draw:notify-on-update-of-ranges="Sheet1.B9:Sheet1.B9 Sheet1.B10:Sheet1.B14 Sheet1.C9:Sheet1.C9 Sheet1.C10:Sheet1.C14 Sheet1.D9:Sheet1.D9 Sheet1.D10:Sheet1.D14 Sheet1.E9:Sheet1.E9 Sheet1.E10:Sheet1.E14 Sheet1.F9:Sheet1.F9 Sheet1.F10:Sheet1.F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35in" svg:y="8.1067in">
            <draw:object draw:notify-on-update-of-ranges="Sheet1.B20:Sheet1.B20 Sheet1.B21:Sheet1.B22 Sheet1.C20:Sheet1.C20 Sheet1.C21:Sheet1.C22 Sheet1.D20:Sheet1.D20 Sheet1.D21:Sheet1.D22 Sheet1.E20:Sheet1.E20 Sheet1.E21:Sheet1.E22 Sheet1.F20:Sheet1.F20 Sheet1.F21:Sheet1.F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3.5122in" svg:y="0.8051in">
            <draw:object draw:notify-on-update-of-ranges="Sheet1.B9:Sheet1.B9 Sheet1.B10:Sheet1.B14 Sheet1.C9:Sheet1.C9 Sheet1.C10:Sheet1.C14 Sheet1.D9:Sheet1.D9 Sheet1.D10:Sheet1.D1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6.2988in" svg:height="3.5429in" svg:x="21.3335in" svg:y="1.6736in">
            <draw:object draw:notify-on-update-of-ranges="Sheet1.U14:Sheet1.U18 Sheet1.U14:Sheet1.U18 Sheet1.V13:Sheet1.V13 Sheet1.V14:Sheet1.V18 Sheet1.U14:Sheet1.U18 Sheet1.W13:Sheet1.W13 Sheet1.W14:Sheet1.W18 Sheet1.U14:Sheet1.U18 Sheet1.X13:Sheet1.X13 Sheet1.X14:Sheet1.X18 Sheet1.U14:Sheet1.U18 Sheet1.Y13:Sheet1.Y13 Sheet1.Y14:Sheet1.Y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>
            <text:p>RED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ruido</text:p>
          </table:table-cell>
          <table:table-cell office:value-type="string">
            <text:p>LPF</text:p>
          </table:table-cell>
          <table:table-cell office:value-type="string">
            <text:p>UMBRAL</text:p>
          </table:table-cell>
          <table:table-cell office:value-type="string">
            <text:p>UMBRAL_BL</text:p>
          </table:table-cell>
          <table:table-cell office:value-type="string">
            <text:p>LPF_BLOQ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921102999999999">
            <text:p>0.921103</text:p>
          </table:table-cell>
          <table:table-cell office:value-type="float" office:value="0.77703">
            <text:p>0.77703</text:p>
          </table:table-cell>
          <table:table-cell table:number-columns-repeated="5"/>
          <table:table-cell office:value-type="string">
            <text:p>-- RUIDO 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334047">
            <text:p>1.334047</text:p>
          </table:table-cell>
          <table:table-cell office:value-type="float" office:value="1.210095">
            <text:p>1.21009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.792798">
            <text:p>1.792798</text:p>
          </table:table-cell>
          <table:table-cell office:value-type="float" office:value="1.878986">
            <text:p>1.878986</text:p>
          </table:table-cell>
          <table:table-cell/>
          <table:table-cell office:value-type="float" office:value="1.855252">
            <text:p>1.855252</text:p>
          </table:table-cell>
          <table:table-cell table:number-columns-repeated="3"/>
          <table:table-cell office:value-type="string">
            <text:p>./tp2.exe IMAGEN ../imagenes/masterVoice_cuadrada.pgm prubeImagenRuido.pgm prubeImagenFiltrada.pgm UMBRAL_BLOQ 6.2 0.15 30 32</text:p>
          </table:table-cell>
          <table:table-cell table:number-columns-repeated="10"/>
          <table:table-cell office:value-type="string">
            <text:p>MASTER V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.926244">
            <text:p>1.926244</text:p>
          </table:table-cell>
          <table:table-cell office:value-type="float" office:value="2.01361">
            <text:p>2.01361</text:p>
          </table:table-cell>
          <table:table-cell office:value-type="float" office:value="2.13919">
            <text:p>2.13919</text:p>
          </table:table-cell>
          <table:table-cell table:number-columns-repeated="15"/>
          <table:table-cell office:value-type="string">
            <text:p>ruido</text:p>
          </table:table-cell>
          <table:table-cell office:value-type="string">
            <text:p>LPF</text:p>
          </table:table-cell>
          <table:table-cell office:value-type="string">
            <text:p>UMBRAL</text:p>
          </table:table-cell>
          <table:table-cell office:value-type="string">
            <text:p>UMBRAL_BL</text:p>
          </table:table-cell>
          <table:table-cell office:value-type="string">
            <text:p>LPF_BLOQ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.149507">
            <text:p>2.149507</text:p>
          </table:table-cell>
          <table:table-cell office:value-type="float" office:value="1.930851">
            <text:p>1.930851</text:p>
          </table:table-cell>
          <table:table-cell table:number-columns-repeated="6"/>
          <table:table-cell office:value-type="string">
            <text:p>PSNR de la senal ruidosa:</text:p>
          </table:table-cell>
          <table:table-cell table:number-columns-repeated="2"/>
          <table:table-cell office:value-type="float" office:value="20.568053">
            <text:p>20.568053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float" office:value="0.750077">
            <text:p>0.750077</text:p>
          </table:table-cell>
          <table:table-cell office:value-type="float" office:value="0.675856">
            <text:p>0.675856</text:p>
          </table:table-cell>
          <table:table-cell office:value-type="float" office:value="0.918483">
            <text:p>0.918483</text:p>
          </table:table-cell>
          <table:table-cell office:value-type="float" office:value="0.965533">
            <text:p>0.965533</text:p>
          </table:table-cell>
        </table:table-row>
        <table:table-row table:style-name="ro1">
          <table:table-cell table:number-columns-repeated="10"/>
          <table:table-cell office:value-type="string">
            <text:p>PSNR de la senal filtrada:</text:p>
          </table:table-cell>
          <table:table-cell table:number-columns-repeated="2"/>
          <table:table-cell office:value-type="float" office:value="23.07116">
            <text:p>23.07116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1.216136">
            <text:p>1.216136</text:p>
          </table:table-cell>
          <table:table-cell office:value-type="float" office:value="1.104892">
            <text:p>1.104892</text:p>
          </table:table-cell>
          <table:table-cell office:value-type="float" office:value="1.829943">
            <text:p>1.829943</text:p>
          </table:table-cell>
          <table:table-cell office:value-type="float" office:value="1.461522">
            <text:p>1.461522</text:p>
          </table:table-cell>
        </table:table-row>
        <table:table-row table:style-name="ro1">
          <table:table-cell table:number-columns-repeated="10"/>
          <table:table-cell office:value-type="string">
            <text:p>cantidad de dB de rango dinamico ganados:</text:p>
          </table:table-cell>
          <table:table-cell office:value-type="float" office:value="2.503107">
            <text:p>2.503107</text:p>
          </table:table-cell>
          <table:table-cell table:number-columns-repeated="8"/>
          <table:table-cell office:value-type="float" office:value="25">
            <text:p>25</text:p>
          </table:table-cell>
          <table:table-cell office:value-type="float" office:value="1.958369">
            <text:p>1.958369</text:p>
          </table:table-cell>
          <table:table-cell office:value-type="float" office:value="1.808376">
            <text:p>1.808376</text:p>
          </table:table-cell>
          <table:table-cell office:value-type="float" office:value="2.312775">
            <text:p>2.312775</text:p>
          </table:table-cell>
          <table:table-cell office:value-type="float" office:value="2.104707">
            <text:p>2.104707</text:p>
          </table:table-cell>
        </table:table-row>
        <table:table-row table:style-name="ro1">
          <table:table-cell table:number-columns-repeated="20"/>
          <table:table-cell office:value-type="float" office:value="30">
            <text:p>30</text:p>
          </table:table-cell>
          <table:table-cell office:value-type="float" office:value="2.179264">
            <text:p>2.179264</text:p>
          </table:table-cell>
          <table:table-cell office:value-type="float" office:value="1.903903">
            <text:p>1.903903</text:p>
          </table:table-cell>
          <table:table-cell office:value-type="float" office:value="2.503107">
            <text:p>2.503107</text:p>
          </table:table-cell>
          <table:table-cell office:value-type="float" office:value="2.263372">
            <text:p>2.263372</text:p>
          </table:table-cell>
        </table:table-row>
        <table:table-row table:style-name="ro1">
          <table:table-cell table:number-columns-repeated="9"/>
          <table:table-cell office:value-type="string">
            <text:p>./tp2.exe IMAGEN ../imagenes/masterVoice_cuadrada.pgm prubeImagenRuido.pgm prubeImagenFiltrada.pgm UMBRAL 6.2 0.4 30 32</text:p>
          </table:table-cell>
          <table:table-cell table:number-columns-repeated="10"/>
          <table:table-cell office:value-type="float" office:value="50">
            <text:p>50</text:p>
          </table:table-cell>
          <table:table-cell office:value-type="float" office:value="2.867601">
            <text:p>2.867601</text:p>
          </table:table-cell>
          <table:table-cell office:value-type="float" office:value="2.721014">
            <text:p>2.721014</text:p>
          </table:table-cell>
          <table:table-cell office:value-type="float" office:value="3.098575">
            <text:p>3.098575</text:p>
          </table:table-cell>
          <table:table-cell office:value-type="float" office:value="2.943233">
            <text:p>2.943233</text:p>
          </table:table-cell>
        </table:table-row>
        <table:table-row table:style-name="ro1">
          <table:table-cell/>
          <table:table-cell office:value-type="string">
            <text:p>MASTER VOICE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ruido</text:p>
          </table:table-cell>
          <table:table-cell office:value-type="string">
            <text:p>LPF</text:p>
          </table:table-cell>
          <table:table-cell office:value-type="string">
            <text:p>UMBRAL</text:p>
          </table:table-cell>
          <table:table-cell office:value-type="string">
            <text:p>UMBRAL_BL</text:p>
          </table:table-cell>
          <table:table-cell office:value-type="string">
            <text:p>LPF_BLOQ</text:p>
          </table:table-cell>
          <table:table-cell table:number-columns-repeated="4"/>
          <table:table-cell office:value-type="string">
            <text:p>PSNR de la senal ruidosa:</text:p>
          </table:table-cell>
          <table:table-cell table:number-columns-repeated="2"/>
          <table:table-cell office:value-type="float" office:value="20.568053">
            <text:p>20.5680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.958369">
            <text:p>1.958369</text:p>
          </table:table-cell>
          <table:table-cell office:value-type="float" office:value="1.808376">
            <text:p>1.808376</text:p>
          </table:table-cell>
          <table:table-cell office:value-type="float" office:value="2.312775">
            <text:p>2.312775</text:p>
          </table:table-cell>
          <table:table-cell office:value-type="float" office:value="2.104707">
            <text:p>2.104707</text:p>
          </table:table-cell>
          <table:table-cell table:number-columns-repeated="4"/>
          <table:table-cell office:value-type="string">
            <text:p>PSNR de la senal filtrada:</text:p>
          </table:table-cell>
          <table:table-cell table:number-columns-repeated="2"/>
          <table:table-cell office:value-type="float" office:value="22.471956">
            <text:p>22.4719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.867601">
            <text:p>2.867601</text:p>
          </table:table-cell>
          <table:table-cell office:value-type="float" office:value="2.721014">
            <text:p>2.721014</text:p>
          </table:table-cell>
          <table:table-cell office:value-type="float" office:value="3.098575">
            <text:p>3.098575</text:p>
          </table:table-cell>
          <table:table-cell office:value-type="float" office:value="2.943233">
            <text:p>2.943233</text:p>
          </table:table-cell>
          <table:table-cell table:number-columns-repeated="4"/>
          <table:table-cell office:value-type="string">
            <text:p>cantidad de dB de rango dinamico ganados:</text:p>
          </table:table-cell>
          <table:table-cell office:value-type="float" office:value="1.903903">
            <text:p>1.903903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office:value-type="string">
            <text:p>./tp2.exe IMAGEN ../imagenes/masterVoice_cuadrada.pgm prubeImagenRuido.pgm prubeImagenFiltrada.pgm LPF_BLOQ 8 0.1 30 32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0"/>
          <table:table-cell office:value-type="string">
            <text:p>PSNR de la senal ruidosa:</text:p>
          </table:table-cell>
          <table:table-cell table:number-columns-repeated="2"/>
          <table:table-cell office:value-type="float" office:value="20.568053">
            <text:p>20.56805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PSNR de la senal filtrada:</text:p>
          </table:table-cell>
          <table:table-cell table:number-columns-repeated="2"/>
          <table:table-cell office:value-type="float" office:value="22.831425">
            <text:p>22.8314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 text:c="6"/>ESTO ES DE RED </text:p>
          </table:table-cell>
          <table:table-cell table:number-columns-repeated="8"/>
          <table:table-cell office:value-type="string">
            <text:p>cantidad de dB de rango dinamico ganados:</text:p>
          </table:table-cell>
          <table:table-cell office:value-type="float" office:value="2.263372">
            <text:p>2.26337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UIDO 25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5.443873">
            <text:p>15.443873</text:p>
          </table:table-cell>
          <table:table-cell table:number-columns-repeated="4"/>
          <table:table-cell office:value-type="string">
            <text:p>./tp2.exe IMAGEN ../imagenes/masterVoice_cuadrada.pgm prubeImagenRuido.pgm prubeImagenFiltrada.pgm LPF 12 0.1 30 3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7.236671">
            <text:p>17.236671</text:p>
          </table:table-cell>
          <table:table-cell table:formula="of:=[.E31]-[.E30]" office:value-type="float" office:value="1.792798">
            <text:p>1.792798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5.443873">
            <text:p>15.443873</text:p>
          </table:table-cell>
          <table:table-cell table:number-columns-repeated="5"/>
          <table:table-cell office:value-type="string">
            <text:p>PSNR de la senal ruidosa:</text:p>
          </table:table-cell>
          <table:table-cell table:number-columns-repeated="2"/>
          <table:table-cell office:value-type="float" office:value="20.568053">
            <text:p>20.5680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7.322859">
            <text:p>17.322859</text:p>
          </table:table-cell>
          <table:table-cell table:formula="of:=[.E33]-[.E32]" office:value-type="float" office:value="1.878986">
            <text:p>1.878986</text:p>
          </table:table-cell>
          <table:table-cell table:number-columns-repeated="4"/>
          <table:table-cell office:value-type="string">
            <text:p>PSNR de la senal filtrada:</text:p>
          </table:table-cell>
          <table:table-cell table:number-columns-repeated="2"/>
          <table:table-cell office:value-type="float" office:value="22.747317">
            <text:p>22.74731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5.443873">
            <text:p>15.443873</text:p>
          </table:table-cell>
          <table:table-cell table:number-columns-repeated="5"/>
          <table:table-cell office:value-type="string">
            <text:p>cantidad de dB de rango dinamico ganados:</text:p>
          </table:table-cell>
          <table:table-cell office:value-type="float" office:value="2.179264">
            <text:p>2.17926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7.299125">
            <text:p>17.299125</text:p>
          </table:table-cell>
          <table:table-cell table:formula="of:=[.E35]-[.E34]" office:value-type="float" office:value="1.855252">
            <text:p>1.855252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RUIDO 30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4.083919">
            <text:p>14.08391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6.010163">
            <text:p>16.010163</text:p>
          </table:table-cell>
          <table:table-cell table:formula="of:=[.E38]-[.E37]" office:value-type="float" office:value="1.926244">
            <text:p>1.926244</text:p>
          </table:table-cell>
          <table:table-cell table:number-columns-repeated="3"/>
          <table:table-cell office:value-type="string">
            <text:p>-- RUIDO 10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4.083919">
            <text:p>14.08391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6.097529">
            <text:p>16.097529</text:p>
          </table:table-cell>
          <table:table-cell table:formula="of:=[.E40]-[.E39]" office:value-type="float" office:value="2.01361">
            <text:p>2.01361</text:p>
          </table:table-cell>
          <table:table-cell table:number-columns-repeated="3"/>
          <table:table-cell office:value-type="string">
            <text:p>./tp2.exe IMAGEN ../imagenes/masterVoice_cuadrada.pgm prubeImagenRuido.pgm prubeImagenFiltrada.pgm UMBRAL_BLOQ 6.15 0.5 10 3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4.083919">
            <text:p>14.08391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6.223109">
            <text:p>16.223109</text:p>
          </table:table-cell>
          <table:table-cell table:formula="of:=[.E42]-[.E41]" office:value-type="float" office:value="2.13919">
            <text:p>2.13919</text:p>
          </table:table-cell>
          <table:table-cell table:number-columns-repeated="4"/>
          <table:table-cell office:value-type="string">
            <text:p>PSNR de la senal ruidosa:</text:p>
          </table:table-cell>
          <table:table-cell table:number-columns-repeated="2"/>
          <table:table-cell office:value-type="float" office:value="26.614984">
            <text:p>26.61498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UIDO 15</text:p>
          </table:table-cell>
          <table:table-cell table:number-columns-repeated="8"/>
          <table:table-cell office:value-type="string">
            <text:p>PSNR de la senal filtrada:</text:p>
          </table:table-cell>
          <table:table-cell table:number-columns-repeated="2"/>
          <table:table-cell office:value-type="float" office:value="27.533467">
            <text:p>27.53346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9.488498">
            <text:p>19.488498</text:p>
          </table:table-cell>
          <table:table-cell table:number-columns-repeated="5"/>
          <table:table-cell office:value-type="string">
            <text:p>cantidad de dB de rango dinamico ganados:</text:p>
          </table:table-cell>
          <table:table-cell office:value-type="float" office:value="0.918483">
            <text:p>0.91848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0.698593">
            <text:p>20.698593</text:p>
          </table:table-cell>
          <table:table-cell table:formula="of:=[.E45]-[.E44]" office:value-type="float" office:value="1.210095">
            <text:p>1.210095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9.488498">
            <text:p>19.488498</text:p>
          </table:table-cell>
          <table:table-cell table:number-columns-repeated="4"/>
          <table:table-cell office:value-type="string">
            <text:p>./tp2.exe IMAGEN ../imagenes/masterVoice_cuadrada.pgm prubeImagenRuido.pgm prubeImagenFiltrada.pgm UMBRAL 6 0.5 10 3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0.822545">
            <text:p>20.822545</text:p>
          </table:table-cell>
          <table:table-cell table:formula="of:=[.E47]-[.E46]" office:value-type="float" office:value="1.334047">
            <text:p>1.334047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RUIDO 10</text:p>
          </table:table-cell>
          <table:table-cell table:number-columns-repeated="8"/>
          <table:table-cell office:value-type="string">
            <text:p>PSNR de la senal ruidosa:</text:p>
          </table:table-cell>
          <table:table-cell table:number-columns-repeated="2"/>
          <table:table-cell office:value-type="float" office:value="26.614984">
            <text:p>26.61498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22.849139">
            <text:p>22.849139</text:p>
          </table:table-cell>
          <table:table-cell table:number-columns-repeated="5"/>
          <table:table-cell office:value-type="string">
            <text:p>PSNR de la senal filtrada:</text:p>
          </table:table-cell>
          <table:table-cell table:number-columns-repeated="2"/>
          <table:table-cell office:value-type="float" office:value="27.29084">
            <text:p>27.2908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3.770242">
            <text:p>23.770242</text:p>
          </table:table-cell>
          <table:table-cell table:formula="of:=[.E50]-[.E49]" office:value-type="float" office:value="0.921102999999999">
            <text:p>0.921103</text:p>
          </table:table-cell>
          <table:table-cell table:number-columns-repeated="4"/>
          <table:table-cell office:value-type="string">
            <text:p>cantidad de dB de rango dinamico ganados:</text:p>
          </table:table-cell>
          <table:table-cell office:value-type="float" office:value="0.675856">
            <text:p>0.67585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22.849139">
            <text:p>22.84913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3.626169">
            <text:p>23.626169</text:p>
          </table:table-cell>
          <table:table-cell table:formula="of:=[.E52]-[.E51]" office:value-type="float" office:value="0.77703">
            <text:p>0.77703</text:p>
          </table:table-cell>
          <table:table-cell table:number-columns-repeated="2"/>
          <table:table-cell office:value-type="string">
            <text:p>LPF 7 0.1 25 10 </text:p>
          </table:table-cell>
          <table:table-cell office:value-type="string">
            <text:p>./tp2.exe IMAGEN ../imagenes/masterVoice_cuadrada.pgm prubeImagenRuido.pgm prubeImagenFiltrada.pgm LPF_BLOQ 11 0.3 10 32</text:p>
          </table:table-cell>
          <table:table-cell/>
          <table:table-cell office:value-type="float" office:value="1.792798">
            <text:p>1.79279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UIDO 50</text:p>
          </table:table-cell>
          <table:table-cell table:number-columns-repeated="6"/>
          <table:table-cell office:value-type="string">
            <text:p>UMBRAL 6.25 0.2 25 10 </text:p>
          </table:table-cell>
          <table:table-cell table:number-columns-repeated="2"/>
          <table:table-cell office:value-type="float" office:value="1.878986">
            <text:p>1.87898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0.701002">
            <text:p>10.701002</text:p>
          </table:table-cell>
          <table:table-cell table:number-columns-repeated="3"/>
          <table:table-cell office:value-type="string">
            <text:p>LPF_BLOQ 7 0.1 25 50 </text:p>
          </table:table-cell>
          <table:table-cell/>
          <table:table-cell office:value-type="string">
            <text:p>PSNR de la senal ruidosa:</text:p>
          </table:table-cell>
          <table:table-cell office:value-type="float" office:value="1.855252">
            <text:p>1.855252</text:p>
          </table:table-cell>
          <table:table-cell/>
          <table:table-cell office:value-type="float" office:value="26.614984">
            <text:p>26.61498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2.631853">
            <text:p>12.631853</text:p>
          </table:table-cell>
          <table:table-cell table:formula="of:=[.E55]-[.E54]" office:value-type="float" office:value="1.930851">
            <text:p>1.930851</text:p>
          </table:table-cell>
          <table:table-cell table:number-columns-repeated="2"/>
          <table:table-cell office:value-type="string">
            <text:p>LPF 7 0.1 30 10 </text:p>
          </table:table-cell>
          <table:table-cell/>
          <table:table-cell office:value-type="string">
            <text:p>PSNR de la senal filtrada:</text:p>
          </table:table-cell>
          <table:table-cell office:value-type="float" office:value="1.926244">
            <text:p>1.926244</text:p>
          </table:table-cell>
          <table:table-cell/>
          <table:table-cell office:value-type="float" office:value="27.580517">
            <text:p>27.58051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0.701002">
            <text:p>10.701002</text:p>
          </table:table-cell>
          <table:table-cell table:number-columns-repeated="3"/>
          <table:table-cell office:value-type="string">
            <text:p>UMBRAL 6.3 0.1 30 10 </text:p>
          </table:table-cell>
          <table:table-cell/>
          <table:table-cell office:value-type="string">
            <text:p>cantidad de dB de rango dinamico ganados:</text:p>
          </table:table-cell>
          <table:table-cell office:value-type="float" office:value="0.965533">
            <text:p>0.96553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2.850509">
            <text:p>12.850509</text:p>
          </table:table-cell>
          <table:table-cell table:formula="of:=[.E57]-[.E56]" office:value-type="float" office:value="2.149507">
            <text:p>2.149507</text:p>
          </table:table-cell>
          <table:table-cell table:number-columns-repeated="2"/>
          <table:table-cell office:value-type="string">
            <text:p>UMBRAL_BLOQ 6.3 0.1 30 10 </text:p>
          </table:table-cell>
          <table:table-cell table:number-columns-repeated="2"/>
          <table:table-cell office:value-type="float" office:value="2.13919">
            <text:p>2.1391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6"/>ESTO ES DE mastervoice </text:p>
          </table:table-cell>
          <table:table-cell table:number-columns-repeated="2"/>
          <table:table-cell/>
          <table:table-cell table:number-columns-repeated="3"/>
          <table:table-cell office:value-type="string">
            <text:p>UMBRAL 6.14 0.5 15 10 </text:p>
          </table:table-cell>
          <table:table-cell office:value-type="string">
            <text:p>./tp2.exe IMAGEN ../imagenes/masterVoice_cuadrada.pgm prubeImagenRuido.pgm prubeImagenFiltrada.pgm LPF 15 0.3 10 32</text:p>
          </table:table-cell>
          <table:table-cell/>
          <table:table-cell office:value-type="float" office:value="1.210095">
            <text:p>1.21009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uido 25</text:p>
          </table:table-cell>
          <table:table-cell table:number-columns-repeated="2"/>
          <table:table-cell/>
          <table:table-cell table:formula="of:=[.E59]-[.E58]" office:value-type="float" office:value="0">
            <text:p>0</text:p>
          </table:table-cell>
          <table:table-cell table:number-columns-repeated="2"/>
          <table:table-cell office:value-type="string">
            <text:p>LPF 10 0.2 15 10 </text:p>
          </table:table-cell>
          <table:table-cell table:number-columns-repeated="2"/>
          <table:table-cell office:value-type="float" office:value="1.334047">
            <text:p>1.33404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21.593493">
            <text:p>21.593493</text:p>
          </table:table-cell>
          <table:table-cell table:number-columns-repeated="3"/>
          <table:table-cell office:value-type="string">
            <text:p>LPF 15 0.3 10 10 </text:p>
          </table:table-cell>
          <table:table-cell/>
          <table:table-cell office:value-type="string">
            <text:p>PSNR de la senal ruidosa:</text:p>
          </table:table-cell>
          <table:table-cell office:value-type="float" office:value="0.921102999999999">
            <text:p>0.921103</text:p>
          </table:table-cell>
          <table:table-cell/>
          <table:table-cell office:value-type="float" office:value="26.614984">
            <text:p>26.61498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3.6982">
            <text:p>23.6982</text:p>
          </table:table-cell>
          <table:table-cell table:formula="of:=[.E61]-[.E60]" office:value-type="float" office:value="2.104707">
            <text:p>2.104707</text:p>
          </table:table-cell>
          <table:table-cell table:number-columns-repeated="2"/>
          <table:table-cell office:value-type="string">
            <text:p>UMBRAL 5.99 0.5 10 10 </text:p>
          </table:table-cell>
          <table:table-cell/>
          <table:table-cell office:value-type="string">
            <text:p>PSNR de la senal filtrada:</text:p>
          </table:table-cell>
          <table:table-cell office:value-type="float" office:value="0.77703">
            <text:p>0.77703</text:p>
          </table:table-cell>
          <table:table-cell/>
          <table:table-cell office:value-type="float" office:value="27.365062">
            <text:p>27.36506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21.593493">
            <text:p>21.593493</text:p>
          </table:table-cell>
          <table:table-cell table:number-columns-repeated="3"/>
          <table:table-cell office:value-type="string">
            <text:p>UMBRAL 6.99 0.2 50 10 </text:p>
          </table:table-cell>
          <table:table-cell/>
          <table:table-cell office:value-type="string">
            <text:p>cantidad de dB de rango dinamico ganados:</text:p>
          </table:table-cell>
          <table:table-cell office:value-type="float" office:value="0.750077">
            <text:p>0.75007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3.551862">
            <text:p>23.551862</text:p>
          </table:table-cell>
          <table:table-cell table:formula="of:=[.E63]-[.E62]" office:value-type="float" office:value="1.958369">
            <text:p>1.958369</text:p>
          </table:table-cell>
          <table:table-cell table:number-columns-repeated="2"/>
          <table:table-cell office:value-type="string">
            <text:p>LPF 4 0 50 10 </text:p>
          </table:table-cell>
          <table:table-cell table:number-columns-repeated="2"/>
          <table:table-cell office:value-type="float" office:value="2.149507">
            <text:p>2.14950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21.593493">
            <text:p>21.593493</text:p>
          </table:table-cell>
          <table:table-cell table:number-columns-repeated="3"/>
          <table:table-cell office:value-type="string">
            <text:p>LPF_BLOQ 12 0.05 25 64 </text:p>
          </table:table-cell>
          <table:table-cell table:number-columns-repeated="2"/>
          <table:table-cell office:value-type="float" office:value="2.104707">
            <text:p>2.10470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3.906268">
            <text:p>23.906268</text:p>
          </table:table-cell>
          <table:table-cell table:formula="of:=[.E65]-[.E64]" office:value-type="float" office:value="2.312775">
            <text:p>2.312775</text:p>
          </table:table-cell>
          <table:table-cell table:number-columns-repeated="2"/>
          <table:table-cell office:value-type="string">
            <text:p>LPF 12 0.1 25 64 </text:p>
          </table:table-cell>
          <table:table-cell office:value-type="string">
            <text:p>-- RUIDO 15</text:p>
          </table:table-cell>
          <table:table-cell/>
          <table:table-cell office:value-type="float" office:value="1.958369">
            <text:p>1.95836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21.593493">
            <text:p>21.593493</text:p>
          </table:table-cell>
          <table:table-cell table:number-columns-repeated="3"/>
          <table:table-cell office:value-type="string">
            <text:p>UMBRAL_BLOQ 6.1 0.2 25 32 </text:p>
          </table:table-cell>
          <table:table-cell table:number-columns-repeated="2"/>
          <table:table-cell office:value-type="float" office:value="2.312775">
            <text:p>2.31277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3.401869">
            <text:p>23.401869</text:p>
          </table:table-cell>
          <table:table-cell table:formula="of:=[.E67]-[.E66]" office:value-type="float" office:value="1.808376">
            <text:p>1.808376</text:p>
          </table:table-cell>
          <table:table-cell table:number-columns-repeated="2"/>
          <table:table-cell office:value-type="string">
            <text:p>UMBRAL 6.1 0.3 25 32 </text:p>
          </table:table-cell>
          <table:table-cell office:value-type="string">
            <text:p>./tp2.exe IMAGEN ../imagenes/masterVoice_cuadrada.pgm prubeImagenRuido.pgm prubeImagenFiltrada.pgm UMBRAL_BLOQ 5.9 0.2 15 32</text:p>
          </table:table-cell>
          <table:table-cell/>
          <table:table-cell office:value-type="float" office:value="1.808376">
            <text:p>1.80837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uido 50</text:p>
          </table:table-cell>
          <table:table-cell table:number-columns-repeated="6"/>
          <table:table-cell office:value-type="string">
            <text:p>LPF_BLOQ 7 0.1 50 64 </text:p>
          </table:table-cell>
          <table:table-cell table:number-columns-repeated="2"/>
          <table:table-cell office:value-type="float" office:value="2.943233">
            <text:p>2.94323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7.763577">
            <text:p>17.763577</text:p>
          </table:table-cell>
          <table:table-cell table:number-columns-repeated="3"/>
          <table:table-cell office:value-type="string">
            <text:p>LPF 8 0.1 50 64 </text:p>
          </table:table-cell>
          <table:table-cell/>
          <table:table-cell office:value-type="string">
            <text:p>PSNR de la senal ruidosa:</text:p>
          </table:table-cell>
          <table:table-cell office:value-type="float" office:value="2.867601">
            <text:p>2.867601</text:p>
          </table:table-cell>
          <table:table-cell/>
          <table:table-cell office:value-type="float" office:value="24.442604">
            <text:p>24.44260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0.70681">
            <text:p>20.70681</text:p>
          </table:table-cell>
          <table:table-cell table:formula="of:=[.E70]-[.E69]" office:value-type="float" office:value="2.943233">
            <text:p>2.943233</text:p>
          </table:table-cell>
          <table:table-cell table:number-columns-repeated="2"/>
          <table:table-cell office:value-type="string">
            <text:p>UMBRAL_BLOQ 6.3 0.1 50 32 </text:p>
          </table:table-cell>
          <table:table-cell/>
          <table:table-cell office:value-type="string">
            <text:p>PSNR de la senal filtrada:</text:p>
          </table:table-cell>
          <table:table-cell office:value-type="float" office:value="3.098575">
            <text:p>3.098575</text:p>
          </table:table-cell>
          <table:table-cell/>
          <table:table-cell office:value-type="float" office:value="26.272547">
            <text:p>26.27254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7.763577">
            <text:p>17.763577</text:p>
          </table:table-cell>
          <table:table-cell table:number-columns-repeated="3"/>
          <table:table-cell office:value-type="string">
            <text:p>UMBRAL 6.3 0.2 50 32 </text:p>
          </table:table-cell>
          <table:table-cell/>
          <table:table-cell office:value-type="string">
            <text:p>cantidad de dB de rango dinamico ganados:</text:p>
          </table:table-cell>
          <table:table-cell office:value-type="float" office:value="1.829943">
            <text:p>1.82994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0.631178">
            <text:p>20.631178</text:p>
          </table:table-cell>
          <table:table-cell table:formula="of:=[.E72]-[.E71]" office:value-type="float" office:value="2.867601">
            <text:p>2.867601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7.763577">
            <text:p>17.763577</text:p>
          </table:table-cell>
          <table:table-cell table:number-columns-repeated="4"/>
          <table:table-cell office:value-type="string">
            <text:p>./tp2.exe IMAGEN ../imagenes/masterVoice_cuadrada.pgm prubeImagenRuido.pgm prubeImagenFiltrada.pgm UMBRAL 6.1 0.4 15 3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0.862152">
            <text:p>20.862152</text:p>
          </table:table-cell>
          <table:table-cell table:formula="of:=[.E74]-[.E73]" office:value-type="float" office:value="3.098575">
            <text:p>3.098575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7.763577">
            <text:p>17.763577</text:p>
          </table:table-cell>
          <table:table-cell table:number-columns-repeated="5"/>
          <table:table-cell office:value-type="string">
            <text:p>PSNR de la senal ruidosa:</text:p>
          </table:table-cell>
          <table:table-cell table:number-columns-repeated="2"/>
          <table:table-cell office:value-type="float" office:value="24.442604">
            <text:p>24.44260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0.484591">
            <text:p>20.484591</text:p>
          </table:table-cell>
          <table:table-cell table:formula="of:=[.E76]-[.E75]" office:value-type="float" office:value="2.721014">
            <text:p>2.721014</text:p>
          </table:table-cell>
          <table:table-cell table:number-columns-repeated="4"/>
          <table:table-cell office:value-type="string">
            <text:p>PSNR de la senal filtrada:</text:p>
          </table:table-cell>
          <table:table-cell table:number-columns-repeated="2"/>
          <table:table-cell office:value-type="float" office:value="25.547496">
            <text:p>25.54749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cantidad de dB de rango dinamico ganados:</text:p>
          </table:table-cell>
          <table:table-cell office:value-type="float" office:value="1.104892">
            <text:p>1.104892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office:value-type="string">
            <text:p>./tp2.exe IMAGEN ../imagenes/masterVoice_cuadrada.pgm prubeImagenRuido.pgm prubeImagenFiltrada.pgm LPF_BLOQ 10 0.25 15 32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0"/>
          <table:table-cell office:value-type="string">
            <text:p>PSNR de la senal ruidosa:</text:p>
          </table:table-cell>
          <table:table-cell table:number-columns-repeated="2"/>
          <table:table-cell office:value-type="float" office:value="24.442604">
            <text:p>24.44260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PSNR de la senal filtrada:</text:p>
          </table:table-cell>
          <table:table-cell table:number-columns-repeated="2"/>
          <table:table-cell office:value-type="float" office:value="25.904127">
            <text:p>25.90412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cantidad de dB de rango dinamico ganados:</text:p>
          </table:table-cell>
          <table:table-cell office:value-type="float" office:value="1.461522">
            <text:p>1.461522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office:value-type="string">
            <text:p>./tp2.exe IMAGEN ../imagenes/masterVoice_cuadrada.pgm prubeImagenRuido.pgm prubeImagenFiltrada.pgm LPF 10 0.3 15 32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0"/>
          <table:table-cell office:value-type="string">
            <text:p>PSNR de la senal ruidosa:</text:p>
          </table:table-cell>
          <table:table-cell table:number-columns-repeated="2"/>
          <table:table-cell office:value-type="float" office:value="24.442604">
            <text:p>24.44260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PSNR de la senal filtrada:</text:p>
          </table:table-cell>
          <table:table-cell table:number-columns-repeated="2"/>
          <table:table-cell office:value-type="float" office:value="25.65874">
            <text:p>25.6587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cantidad de dB de rango dinamico ganados:</text:p>
          </table:table-cell>
          <table:table-cell office:value-type="float" office:value="1.216136">
            <text:p>1.216136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5-16T00:15:07</meta:creation-date>
    <dc:date>2013-05-16T03:29:47</dc:date>
    <dc:creator>Damian </dc:creator>
    <meta:editing-duration>PT2H43M28S</meta:editing-duration>
    <meta:editing-cycles>2</meta:editing-cycles>
    <meta:generator>LibreOffice/3.5$Linux_X86_64 LibreOffice_project/350m1$Build-2</meta:generator>
    <meta:document-statistic meta:table-count="3" meta:cell-count="3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3.454cm" style:legend-expansion="high" chart:style-name="ch2"/>
        <chart:plot-area chart:style-name="ch3" table:cell-range-address="Sheet1.B9:Sheet1.F14" chart:data-source-has-labels="both" svg:x="0.77cm" svg:y="0.855cm" svg:width="11.209cm" svg:height="7.545cm">
          <chartooo:coordinate-region svg:x="1.497cm" svg:y="1.054cm" svg:width="10.295cm" svg:height="6.699cm"/>
          <chart:axis chart:dimension="x" chart:name="primary-x" chart:style-name="ch4" chartooo:axis-type="auto">
            <chartooo:date-scale/>
            <chart:categories table:cell-range-address="Sheet1.B10:Sheet1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0:Sheet1.C14" chart:label-cell-address="Sheet1.C9:Sheet1.C9" chart:class="chart:line">
            <chart:data-point chart:repeated="5"/>
          </chart:series>
          <chart:series chart:style-name="ch7" chart:values-cell-range-address="Sheet1.D10:Sheet1.D14" chart:label-cell-address="Sheet1.D9:Sheet1.D9" chart:class="chart:line">
            <chart:data-point chart:repeated="5"/>
          </chart:series>
          <chart:series chart:style-name="ch8" chart:values-cell-range-address="Sheet1.E10:Sheet1.E14" chart:label-cell-address="Sheet1.E9:Sheet1.E9" chart:class="chart:line">
            <chart:data-point chart:repeated="5"/>
          </chart:series>
          <chart:series chart:style-name="ch9" chart:values-cell-range-address="Sheet1.F10:Sheet1.F14" chart:label-cell-address="Sheet1.F9:Sheet1.F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F</text:p>
                <draw:g>
                  <svg:desc>Sheet1.C9:Sheet1.C9</svg:desc>
                </draw:g>
              </table:table-cell>
              <table:table-cell office:value-type="string">
                <text:p>UMBRAL</text:p>
                <draw:g>
                  <svg:desc>Sheet1.D9:Sheet1.D9</svg:desc>
                </draw:g>
              </table:table-cell>
              <table:table-cell office:value-type="string">
                <text:p>UMBRAL_BL</text:p>
                <draw:g>
                  <svg:desc>Sheet1.E9:Sheet1.E9</svg:desc>
                </draw:g>
              </table:table-cell>
              <table:table-cell office:value-type="string">
                <text:p>LPF_BLOQ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10:Sheet1.B14</svg:desc>
                </draw:g>
              </table:table-cell>
              <table:table-cell office:value-type="float" office:value="0.921102999999999">
                <text:p>0.921102999999999</text:p>
                <draw:g>
                  <svg:desc>Sheet1.C10:Sheet1.C14</svg:desc>
                </draw:g>
              </table:table-cell>
              <table:table-cell office:value-type="float" office:value="0.77703">
                <text:p>0.77703</text:p>
                <draw:g>
                  <svg:desc>Sheet1.D10:Sheet1.D14</svg:desc>
                </draw:g>
              </table:table-cell>
              <table:table-cell office:value-type="float" office:value="NaN">
                <text:p>NaN</text:p>
                <draw:g>
                  <svg:desc>Sheet1.E10:Sheet1.E14</svg:desc>
                </draw:g>
              </table:table-cell>
              <table:table-cell office:value-type="float" office:value="NaN">
                <text:p>NaN</text:p>
                <draw:g>
                  <svg:desc>Sheet1.F10:Sheet1.F14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334047">
                <text:p>1.334047</text:p>
              </table:table-cell>
              <table:table-cell office:value-type="float" office:value="1.210095">
                <text:p>1.21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792798">
                <text:p>1.792798</text:p>
              </table:table-cell>
              <table:table-cell office:value-type="float" office:value="1.878986">
                <text:p>1.878986</text:p>
              </table:table-cell>
              <table:table-cell office:value-type="float" office:value="NaN">
                <text:p>NaN</text:p>
              </table:table-cell>
              <table:table-cell office:value-type="float" office:value="1.855252">
                <text:p>1.8552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26244">
                <text:p>1.926244</text:p>
              </table:table-cell>
              <table:table-cell office:value-type="float" office:value="2.01361">
                <text:p>2.01361</text:p>
              </table:table-cell>
              <table:table-cell office:value-type="float" office:value="2.13919">
                <text:p>2.13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49507">
                <text:p>2.149507</text:p>
              </table:table-cell>
              <table:table-cell office:value-type="float" office:value="1.930851">
                <text:p>1.93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3.454cm" style:legend-expansion="high" chart:style-name="ch2"/>
        <chart:plot-area chart:style-name="ch3" table:cell-range-address="Sheet1.B20:Sheet1.F22" chart:data-source-has-labels="both" svg:x="0.77cm" svg:y="0.855cm" svg:width="11.209cm" svg:height="7.545cm">
          <chartooo:coordinate-region svg:x="1.497cm" svg:y="1.055cm" svg:width="10.295cm" svg:height="6.698cm"/>
          <chart:axis chart:dimension="x" chart:name="primary-x" chart:style-name="ch4" chartooo:axis-type="auto">
            <chartooo:date-scale/>
            <chart:categories table:cell-range-address="Sheet1.B21:Sheet1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1:Sheet1.C22" chart:label-cell-address="Sheet1.C20:Sheet1.C20" chart:class="chart:line">
            <chart:data-point chart:repeated="2"/>
          </chart:series>
          <chart:series chart:style-name="ch7" chart:values-cell-range-address="Sheet1.D21:Sheet1.D22" chart:label-cell-address="Sheet1.D20:Sheet1.D20" chart:class="chart:line">
            <chart:data-point chart:repeated="2"/>
          </chart:series>
          <chart:series chart:style-name="ch8" chart:values-cell-range-address="Sheet1.E21:Sheet1.E22" chart:label-cell-address="Sheet1.E20:Sheet1.E20" chart:class="chart:line">
            <chart:data-point chart:repeated="2"/>
          </chart:series>
          <chart:series chart:style-name="ch9" chart:values-cell-range-address="Sheet1.F21:Sheet1.F22" chart:label-cell-address="Sheet1.F20:Sheet1.F20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F</text:p>
                <draw:g>
                  <svg:desc>Sheet1.C20:Sheet1.C20</svg:desc>
                </draw:g>
              </table:table-cell>
              <table:table-cell office:value-type="string">
                <text:p>UMBRAL</text:p>
                <draw:g>
                  <svg:desc>Sheet1.D20:Sheet1.D20</svg:desc>
                </draw:g>
              </table:table-cell>
              <table:table-cell office:value-type="string">
                <text:p>UMBRAL_BL</text:p>
                <draw:g>
                  <svg:desc>Sheet1.E20:Sheet1.E20</svg:desc>
                </draw:g>
              </table:table-cell>
              <table:table-cell office:value-type="string">
                <text:p>LPF_BLOQ</text:p>
                <draw:g>
                  <svg:desc>Sheet1.F20:Sheet1.F20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B21:Sheet1.B22</svg:desc>
                </draw:g>
              </table:table-cell>
              <table:table-cell office:value-type="float" office:value="1.958369">
                <text:p>1.958369</text:p>
                <draw:g>
                  <svg:desc>Sheet1.C21:Sheet1.C22</svg:desc>
                </draw:g>
              </table:table-cell>
              <table:table-cell office:value-type="float" office:value="1.808376">
                <text:p>1.808376</text:p>
                <draw:g>
                  <svg:desc>Sheet1.D21:Sheet1.D22</svg:desc>
                </draw:g>
              </table:table-cell>
              <table:table-cell office:value-type="float" office:value="2.312775">
                <text:p>2.312775</text:p>
                <draw:g>
                  <svg:desc>Sheet1.E21:Sheet1.E22</svg:desc>
                </draw:g>
              </table:table-cell>
              <table:table-cell office:value-type="float" office:value="2.104707">
                <text:p>2.104707</text:p>
                <draw:g>
                  <svg:desc>Sheet1.F21:Sheet1.F2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867601">
                <text:p>2.867601</text:p>
              </table:table-cell>
              <table:table-cell office:value-type="float" office:value="2.721014">
                <text:p>2.721014</text:p>
              </table:table-cell>
              <table:table-cell office:value-type="float" office:value="3.098575">
                <text:p>3.098575</text:p>
              </table:table-cell>
              <table:table-cell office:value-type="float" office:value="2.943233">
                <text:p>2.943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2.619cm" svg:y="3.454cm" style:legend-expansion="high" chart:style-name="ch2"/>
        <chart:plot-area chart:style-name="ch3" table:cell-range-address="Sheet1.U13:Sheet1.Y18" chart:data-source-has-labels="both" svg:x="0.77cm" svg:y="0.855cm" svg:width="11.209cm" svg:height="7.545cm">
          <chartooo:coordinate-region svg:x="1.497cm" svg:y="1.055cm" svg:width="10.295cm" svg:height="6.698cm"/>
          <chart:axis chart:dimension="x" chart:name="primary-x" chart:style-name="ch4" chartooo:axis-type="auto">
            <chart:categories table:cell-range-address="Sheet1.U14:Sheet1.U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V14:Sheet1.V18" chart:label-cell-address="Sheet1.V13:Sheet1.V13" chart:class="chart:scatter">
            <chart:domain table:cell-range-address="Sheet1.U14:Sheet1.U18"/>
            <chart:data-point chart:repeated="5"/>
          </chart:series>
          <chart:series chart:style-name="ch7" chart:values-cell-range-address="Sheet1.W14:Sheet1.W18" chart:label-cell-address="Sheet1.W13:Sheet1.W13" chart:class="chart:scatter">
            <chart:data-point chart:repeated="5"/>
          </chart:series>
          <chart:series chart:style-name="ch8" chart:values-cell-range-address="Sheet1.X14:Sheet1.X18" chart:label-cell-address="Sheet1.X13:Sheet1.X13" chart:class="chart:scatter">
            <chart:data-point chart:repeated="5"/>
          </chart:series>
          <chart:series chart:style-name="ch9" chart:values-cell-range-address="Sheet1.Y14:Sheet1.Y18" chart:label-cell-address="Sheet1.Y13:Sheet1.Y1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LPF</text:p>
                <draw:g>
                  <svg:desc>Sheet1.V13:Sheet1.V13</svg:desc>
                </draw:g>
              </table:table-cell>
              <table:table-cell office:value-type="string">
                <text:p>UMBRAL</text:p>
                <draw:g>
                  <svg:desc>Sheet1.W13:Sheet1.W13</svg:desc>
                </draw:g>
              </table:table-cell>
              <table:table-cell office:value-type="string">
                <text:p>UMBRAL_BL</text:p>
                <draw:g>
                  <svg:desc>Sheet1.X13:Sheet1.X13</svg:desc>
                </draw:g>
              </table:table-cell>
              <table:table-cell office:value-type="string">
                <text:p>LPF_BLOQ</text:p>
                <draw:g>
                  <svg:desc>Sheet1.Y13:Sheet1.Y1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U14:Sheet1.U18</svg:desc>
                </draw:g>
              </table:table-cell>
              <table:table-cell office:value-type="float" office:value="10">
                <text:p>10</text:p>
                <draw:g>
                  <svg:desc>Sheet1.U14:Sheet1.U18</svg:desc>
                </draw:g>
              </table:table-cell>
              <table:table-cell office:value-type="float" office:value="0.750077">
                <text:p>0.750077</text:p>
                <draw:g>
                  <svg:desc>Sheet1.V14:Sheet1.V18</svg:desc>
                </draw:g>
              </table:table-cell>
              <table:table-cell office:value-type="float" office:value="0.675856">
                <text:p>0.675856</text:p>
                <draw:g>
                  <svg:desc>Sheet1.W14:Sheet1.W18</svg:desc>
                </draw:g>
              </table:table-cell>
              <table:table-cell office:value-type="float" office:value="0.918483">
                <text:p>0.918483</text:p>
                <draw:g>
                  <svg:desc>Sheet1.X14:Sheet1.X18</svg:desc>
                </draw:g>
              </table:table-cell>
              <table:table-cell office:value-type="float" office:value="0.965533">
                <text:p>0.965533</text:p>
                <draw:g>
                  <svg:desc>Sheet1.Y14:Sheet1.Y18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.216136">
                <text:p>1.216136</text:p>
              </table:table-cell>
              <table:table-cell office:value-type="float" office:value="1.104892">
                <text:p>1.104892</text:p>
              </table:table-cell>
              <table:table-cell office:value-type="float" office:value="1.829943">
                <text:p>1.829943</text:p>
              </table:table-cell>
              <table:table-cell office:value-type="float" office:value="1.461522">
                <text:p>1.46152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.958369">
                <text:p>1.958369</text:p>
              </table:table-cell>
              <table:table-cell office:value-type="float" office:value="1.808376">
                <text:p>1.808376</text:p>
              </table:table-cell>
              <table:table-cell office:value-type="float" office:value="2.312775">
                <text:p>2.312775</text:p>
              </table:table-cell>
              <table:table-cell office:value-type="float" office:value="2.104707">
                <text:p>2.1047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179264">
                <text:p>2.179264</text:p>
              </table:table-cell>
              <table:table-cell office:value-type="float" office:value="1.903903">
                <text:p>1.903903</text:p>
              </table:table-cell>
              <table:table-cell office:value-type="float" office:value="2.503107">
                <text:p>2.503107</text:p>
              </table:table-cell>
              <table:table-cell office:value-type="float" office:value="2.263372">
                <text:p>2.2633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867601">
                <text:p>2.867601</text:p>
              </table:table-cell>
              <table:table-cell office:value-type="float" office:value="2.721014">
                <text:p>2.721014</text:p>
              </table:table-cell>
              <table:table-cell office:value-type="float" office:value="3.098575">
                <text:p>3.098575</text:p>
              </table:table-cell>
              <table:table-cell office:value-type="float" office:value="2.943233">
                <text:p>2.943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Sheet1.B9:Sheet1.D14" chart:data-source-has-labels="both" svg:x="0.769cm" svg:y="0.855cm" svg:width="11.818cm" svg:height="7.551cm">
          <chartooo:coordinate-region svg:x="1.496cm" svg:y="1.054cm" svg:width="10.904cm" svg:height="6.705cm"/>
          <chart:axis chart:dimension="x" chart:name="primary-x" chart:style-name="ch4" chartooo:axis-type="auto">
            <chart:categories table:cell-range-address="Sheet1.B10:Sheet1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0:Sheet1.C14" chart:label-cell-address="Sheet1.C9:Sheet1.C9" chart:class="chart:scatter">
            <chart:domain table:cell-range-address="Sheet1.B10:Sheet1.B14"/>
            <chart:data-point chart:repeated="5"/>
          </chart:series>
          <chart:series chart:style-name="ch7" chart:values-cell-range-address="Sheet1.D10:Sheet1.D14" chart:label-cell-address="Sheet1.D9:Sheet1.D9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F</text:p>
                <draw:g>
                  <svg:desc>Sheet1.C9:Sheet1.C9</svg:desc>
                </draw:g>
              </table:table-cell>
              <table:table-cell office:value-type="string">
                <text:p>UMBRAL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10:Sheet1.B14</svg:desc>
                </draw:g>
              </table:table-cell>
              <table:table-cell office:value-type="float" office:value="0.921102999999999">
                <text:p>0.921102999999999</text:p>
                <draw:g>
                  <svg:desc>Sheet1.C10:Sheet1.C14</svg:desc>
                </draw:g>
              </table:table-cell>
              <table:table-cell office:value-type="float" office:value="0.77703">
                <text:p>0.77703</text:p>
                <draw:g>
                  <svg:desc>Sheet1.D10:Sheet1.D14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334047">
                <text:p>1.334047</text:p>
              </table:table-cell>
              <table:table-cell office:value-type="float" office:value="1.210095">
                <text:p>1.2100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792798">
                <text:p>1.792798</text:p>
              </table:table-cell>
              <table:table-cell office:value-type="float" office:value="1.878986">
                <text:p>1.8789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26244">
                <text:p>1.926244</text:p>
              </table:table-cell>
              <table:table-cell office:value-type="float" office:value="2.01361">
                <text:p>2.013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49507">
                <text:p>2.149507</text:p>
              </table:table-cell>
              <table:table-cell office:value-type="float" office:value="1.930851">
                <text:p>1.930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